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d74a" style:font-size-asian="12.5pt" style:font-weight-asian="bold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  <style:style style:name="T12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5"><text:span text:style-name="T12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4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7">#</text:p>
          </table:table-cell>
          <table:table-cell table:style-name="ESS_5f_SKILL.A1" office:value-type="string">
            <text:p text:style-name="P18">Question</text:p>
          </table:table-cell>
          <table:table-cell table:style-name="ESS_5f_SKILL.A1" office:value-type="string">
            <text:p text:style-name="P19">Weighting %</text:p>
          </table:table-cell>
          <table:table-cell table:style-name="ESS_5f_SKILL.A1" office:value-type="string">
            <text:p text:style-name="P18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24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9">Weighting %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3</meta:editing-cycles>
    <meta:creation-date>2022-10-04T10:39:00</meta:creation-date>
    <dc:date>2022-11-03T16:34:55.508835950</dc:date>
    <meta:editing-duration>PT1H30M52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3" meta:word-count="321" meta:character-count="2264" meta:non-whitespace-character-count="2001"/>
    <meta:user-defined meta:name="AppVersion">16.0000</meta:user-defined>
    <meta:template xlink:type="simple" xlink:actuate="onRequest" xlink:title="Normal" xlink:href=""/>
  </office:meta>
</office:document-meta>
</file>